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8080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Emp 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alary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FTE</text:p>
          </table:table-cell>
          <table:table-cell table:style-name="ce1" office:value-type="string">
            <text:p>Employee type</text:p>
          </table:table-cell>
          <table:table-cell table:style-name="ce1" office:value-type="string">
            <text:p>Work location</text:p>
          </table:table-cell>
          <table:table-cell table:style-name="ce1" table:number-columns-repeated="2"/>
          <table:table-cell table:style-name="ce3" table:number-columns-repeated="1013"/>
        </table:table-row>
        <table:table-row table:style-name="ro1">
          <table:table-cell table:style-name="ce2" office:value-type="string">
            <text:p>PR00147</text:p>
          </table:table-cell>
          <table:table-cell table:style-name="ce2" office:value-type="string">
            <text:p>Minerva Ricardot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NULL</text:p>
          </table:table-cell>
          <table:table-cell table:style-name="ce2" office:value-type="float" office:value="105468.7">
            <text:p>105468.7</text:p>
          </table:table-cell>
          <table:table-cell table:style-name="ce2" office:value-type="string">
            <text:p>12-Nov-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4686</text:p>
          </table:table-cell>
          <table:table-cell table:style-name="ce2" office:value-type="string">
            <text:p>Oona Don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88360.79">
            <text:p>88360.79</text:p>
          </table:table-cell>
          <table:table-cell table:style-name="ce2" office:value-type="float" office:value="43710">
            <text:p>437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Seattle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4612</text:p>
          </table:table-cell>
          <table:table-cell table:style-name="ce2" office:value-type="string">
            <text:p>Mick Spraberry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85879.23">
            <text:p>85879.23</text:p>
          </table:table-cell>
          <table:table-cell table:style-name="ce2" office:value-type="float" office:value="43902">
            <text:p>439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1803</text:p>
          </table:table-cell>
          <table:table-cell table:style-name="ce2" office:value-type="string">
            <text:p>Freddy Linford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93128.34">
            <text:p>93128.34</text:p>
          </table:table-cell>
          <table:table-cell table:style-name="ce2" office:value-type="string">
            <text:p>Mar 5, 20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Seattle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2749</text:p>
          </table:table-cell>
          <table:table-cell table:style-name="ce2" office:value-type="string">
            <text:p>Mackenzie Hanni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57002.02">
            <text:p>57002.02</text:p>
          </table:table-cell>
          <table:table-cell table:style-name="ce2" office:value-type="string">
            <text:p>2-Apr-18</text:p>
          </table:table-cell>
          <table:table-cell table:style-name="ce2" office:value-type="float" office:value="0.7">
            <text:p>0.7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0144</text:p>
          </table:table-cell>
          <table:table-cell table:style-name="ce2" office:value-type="string">
            <text:p>Collen Dunbleto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118976.16">
            <text:p>118976.16</text:p>
          </table:table-cell>
          <table:table-cell table:style-name="ce2" office:value-type="string">
            <text:p>Oct 16, 20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4601</text:p>
          </table:table-cell>
          <table:table-cell table:style-name="ce2" office:value-type="string">
            <text:p>Nananne Gehringer</text:p>
          </table:table-cell>
          <table:table-cell table:style-name="ce2"/>
          <table:table-cell table:style-name="ce2" office:value-type="string">
            <text:p>Support</text:p>
          </table:table-cell>
          <table:table-cell table:style-name="ce2" office:value-type="float" office:value="104802.63">
            <text:p>104802.63</text:p>
          </table:table-cell>
          <table:table-cell table:style-name="ce2" office:value-type="float" office:value="44502">
            <text:p>445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1854</text:p>
          </table:table-cell>
          <table:table-cell table:style-name="ce2" office:value-type="string">
            <text:p>Jessica Callcott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Marketing</text:p>
          </table:table-cell>
          <table:table-cell table:style-name="ce2" office:value-type="float" office:value="66017.18">
            <text:p>66017.18</text:p>
          </table:table-cell>
          <table:table-cell table:style-name="ce2" office:value-type="float" office:value="43643">
            <text:p>43643</text:p>
          </table:table-cell>
          <table:table-cell table:style-name="ce2" office:value-type="float" office:value="0.9">
            <text:p>0.9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0612</text:p>
          </table:table-cell>
          <table:table-cell table:style-name="ce2" office:value-type="string">
            <text:p><text:s/>Leena Bruckshaw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74279.01">
            <text:p>74279.01</text:p>
          </table:table-cell>
          <table:table-cell table:style-name="ce2" office:value-type="float" office:value="43466">
            <text:p>4346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0419</text:p>
          </table:table-cell>
          <table:table-cell table:style-name="ce2" office:value-type="string">
            <text:p>Billi Fellgat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68980.52">
            <text:p>68980.52</text:p>
          </table:table-cell>
          <table:table-cell table:style-name="ce2" office:value-type="float" office:value="43494">
            <text:p>43494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0578</text:p>
          </table:table-cell>
          <table:table-cell table:style-name="ce2" office:value-type="string">
            <text:p>Magnum Locksley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42314.39">
            <text:p>42314.39</text:p>
          </table:table-cell>
          <table:table-cell table:style-name="ce2" office:value-type="string">
            <text:p>Oct 18, 20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1281</text:p>
          </table:table-cell>
          <table:table-cell table:style-name="ce2" office:value-type="string">
            <text:p>Cletus McGarahan 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114425.19">
            <text:p>114425.19</text:p>
          </table:table-cell>
          <table:table-cell table:style-name="ce2" office:value-type="string">
            <text:p>27-Jan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4473</text:p>
          </table:table-cell>
          <table:table-cell table:style-name="ce2" office:value-type="string">
            <text:p><text:s/>Wyn Treadg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69192.85">
            <text:p>69192.85</text:p>
          </table:table-cell>
          <table:table-cell table:style-name="ce2" office:value-type="string">
            <text:p>19-Apr-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417</text:p>
          </table:table-cell>
          <table:table-cell table:style-name="ce2" office:value-type="string">
            <text:p>Evangelina Lerga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upport</text:p>
          </table:table-cell>
          <table:table-cell table:style-name="ce2" office:value-type="float" office:value="61214.26">
            <text:p>61214.26</text:p>
          </table:table-cell>
          <table:table-cell table:style-name="ce2" office:value-type="string">
            <text:p>12-Mar-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0691</text:p>
          </table:table-cell>
          <table:table-cell table:style-name="ce2" office:value-type="string">
            <text:p>Verla Timmi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upport</text:p>
          </table:table-cell>
          <table:table-cell table:style-name="ce2" office:value-type="float" office:value="54137.05">
            <text:p>54137.05</text:p>
          </table:table-cell>
          <table:table-cell table:style-name="ce2" office:value-type="string">
            <text:p>25-Oct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0214</text:p>
          </table:table-cell>
          <table:table-cell table:style-name="ce2" office:value-type="string">
            <text:p>Jo-anne Gobea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37902.35">
            <text:p>37902.35</text:p>
          </table:table-cell>
          <table:table-cell table:style-name="ce2" office:value-type="string">
            <text:p>Dec 24, 20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539</text:p>
          </table:table-cell>
          <table:table-cell table:style-name="ce2" office:value-type="string">
            <text:p>Devinne Tun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39969.72">
            <text:p>39969.72</text:p>
          </table:table-cell>
          <table:table-cell table:style-name="ce2" office:value-type="string">
            <text:p>10-Dec-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4598</text:p>
          </table:table-cell>
          <table:table-cell table:style-name="ce2" office:value-type="string">
            <text:p>Pearla <text:s/>Beteris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69913.39">
            <text:p>69913.39</text:p>
          </table:table-cell>
          <table:table-cell table:style-name="ce2" office:value-type="float" office:value="43584">
            <text:p>4358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0464</text:p>
          </table:table-cell>
          <table:table-cell table:style-name="ce2" office:value-type="string">
            <text:p>Maritsa Marusic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52748.63">
            <text:p>52748.63</text:p>
          </table:table-cell>
          <table:table-cell table:style-name="ce2" office:value-type="string">
            <text:p>27-Jan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0893</text:p>
          </table:table-cell>
          <table:table-cell table:style-name="ce2" office:value-type="string">
            <text:p>Daisie McNeic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50310.09">
            <text:p>50310.09</text:p>
          </table:table-cell>
          <table:table-cell table:style-name="ce2" office:value-type="float" office:value="44285">
            <text:p>44285</text:p>
          </table:table-cell>
          <table:table-cell table:style-name="ce2" office:value-type="float" office:value="0.4">
            <text:p>0.4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0882</text:p>
          </table:table-cell>
          <table:table-cell table:style-name="ce2" office:value-type="string">
            <text:p><text:s/>Jill Ships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Accounting</text:p>
          </table:table-cell>
          <table:table-cell table:style-name="ce2" office:value-type="float" office:value="52963.65">
            <text:p>52963.65</text:p>
          </table:table-cell>
          <table:table-cell table:style-name="ce2" office:value-type="float" office:value="44288">
            <text:p>44288</text:p>
          </table:table-cell>
          <table:table-cell table:style-name="ce2" office:value-type="float" office:value="0.3">
            <text:p>0.3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3445</text:p>
          </table:table-cell>
          <table:table-cell table:style-name="ce2" office:value-type="string">
            <text:p>Myrle Prandon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ales</text:p>
          </table:table-cell>
          <table:table-cell table:style-name="ce2" office:value-type="float" office:value="62195.47">
            <text:p>62195.47</text:p>
          </table:table-cell>
          <table:table-cell table:style-name="ce2" office:value-type="string">
            <text:p>26-Aug-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3416</text:p>
          </table:table-cell>
          <table:table-cell table:style-name="ce2" office:value-type="string">
            <text:p>Seward Kube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43329.22">
            <text:p>43329.22</text:p>
          </table:table-cell>
          <table:table-cell table:style-name="ce2" office:value-type="float" office:value="43809">
            <text:p>43809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0890</text:p>
          </table:table-cell>
          <table:table-cell table:style-name="ce2" office:value-type="string">
            <text:p>Dean Bigga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71570.99">
            <text:p>71570.99</text:p>
          </table:table-cell>
          <table:table-cell table:style-name="ce2" office:value-type="string">
            <text:p>22-Feb-21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4137</text:p>
          </table:table-cell>
          <table:table-cell table:style-name="ce2" office:value-type="string">
            <text:p>Marissa Infante</text:p>
          </table:table-cell>
          <table:table-cell table:style-name="ce2"/>
          <table:table-cell table:style-name="ce2" office:value-type="string">
            <text:p>Training</text:p>
          </table:table-cell>
          <table:table-cell table:style-name="ce2" office:value-type="float" office:value="78840.23">
            <text:p>78840.23</text:p>
          </table:table-cell>
          <table:table-cell table:style-name="ce2" office:value-type="float" office:value="43633">
            <text:p>4363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2603</text:p>
          </table:table-cell>
          <table:table-cell table:style-name="ce2" office:value-type="string">
            <text:p>Daisie Dahlm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61994.76">
            <text:p>61994.76</text:p>
          </table:table-cell>
          <table:table-cell table:style-name="ce2" office:value-type="float" office:value="43794">
            <text:p>43794</text:p>
          </table:table-cell>
          <table:table-cell table:style-name="ce2" office:value-type="float" office:value="0.3">
            <text:p>0.3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3158</text:p>
          </table:table-cell>
          <table:table-cell table:style-name="ce2" office:value-type="string">
            <text:p>Danica Naysh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89690.38">
            <text:p>89690.38</text:p>
          </table:table-cell>
          <table:table-cell table:style-name="ce2" office:value-type="float" office:value="43206">
            <text:p>4320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2288</text:p>
          </table:table-cell>
          <table:table-cell table:style-name="ce2" office:value-type="string">
            <text:p>Althea <text:s/>Brong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roduct Management</text:p>
          </table:table-cell>
          <table:table-cell table:style-name="ce2" office:value-type="float" office:value="104335.04">
            <text:p>104335.04</text:p>
          </table:table-cell>
          <table:table-cell table:style-name="ce2" office:value-type="float" office:value="43874">
            <text:p>4387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3849</text:p>
          </table:table-cell>
          <table:table-cell table:style-name="ce2" office:value-type="string">
            <text:p>Leonidas Cavan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Accounting</text:p>
          </table:table-cell>
          <table:table-cell table:style-name="ce2" office:value-type="float" office:value="52246.29">
            <text:p>52246.29</text:p>
          </table:table-cell>
          <table:table-cell table:style-name="ce2" office:value-type="string">
            <text:p>18-Apr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1395</text:p>
          </table:table-cell>
          <table:table-cell table:style-name="ce2" office:value-type="string">
            <text:p>Dennison Crosswait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Legal</text:p>
          </table:table-cell>
          <table:table-cell table:style-name="ce2" office:value-type="float" office:value="90697.67">
            <text:p>90697.67</text:p>
          </table:table-cell>
          <table:table-cell table:style-name="ce2" office:value-type="float" office:value="44221">
            <text:p>44221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Seattle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2559</text:p>
          </table:table-cell>
          <table:table-cell table:style-name="ce2" office:value-type="string">
            <text:p>Aldrich <text:s/>Glenn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90884.32">
            <text:p>90884.32</text:p>
          </table:table-cell>
          <table:table-cell table:style-name="ce2" office:value-type="string">
            <text:p>27-Dec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4627</text:p>
          </table:table-cell>
          <table:table-cell table:style-name="ce2" office:value-type="string">
            <text:p>Yvette <text:s/>Bett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76320.44">
            <text:p>76320.44</text:p>
          </table:table-cell>
          <table:table-cell table:style-name="ce2" office:value-type="float" office:value="44383">
            <text:p>44383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3537</text:p>
          </table:table-cell>
          <table:table-cell table:style-name="ce2" office:value-type="string">
            <text:p>Renaldo Thomassi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73360.38">
            <text:p>73360.38</text:p>
          </table:table-cell>
          <table:table-cell table:style-name="ce2" office:value-type="float" office:value="43972">
            <text:p>4397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1951</text:p>
          </table:table-cell>
          <table:table-cell table:style-name="ce2" office:value-type="string">
            <text:p>Aloise MacCathay 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Aug 12, 2020</text:p>
          </table:table-cell>
          <table:table-cell table:style-name="ce2" office:value-type="float" office:value="0.7">
            <text:p>0.7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1662</text:p>
          </table:table-cell>
          <table:table-cell table:style-name="ce2" office:value-type="string">
            <text:p>Genevra Friday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50449.46">
            <text:p>50449.46</text:p>
          </table:table-cell>
          <table:table-cell table:style-name="ce2" office:value-type="string">
            <text:p>14-Nov-18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313</text:p>
          </table:table-cell>
          <table:table-cell table:style-name="ce2" office:value-type="string">
            <text:p>Thekla Lynnett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53949.26">
            <text:p>53949.26</text:p>
          </table:table-cell>
          <table:table-cell table:style-name="ce2" office:value-type="float" office:value="43808">
            <text:p>438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1620</text:p>
          </table:table-cell>
          <table:table-cell table:style-name="ce2" office:value-type="string">
            <text:p>Westbrook Brandi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Legal</text:p>
          </table:table-cell>
          <table:table-cell table:style-name="ce2" office:value-type="float" office:value="113616.23">
            <text:p>113616.23</text:p>
          </table:table-cell>
          <table:table-cell table:style-name="ce2" office:value-type="float" office:value="43255">
            <text:p>4325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4681</text:p>
          </table:table-cell>
          <table:table-cell table:style-name="ce2" office:value-type="string">
            <text:p>Nickolai <text:s/>Arti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roduct Management</text:p>
          </table:table-cell>
          <table:table-cell table:style-name="ce2" office:value-type="float" office:value="110906.35">
            <text:p>110906.35</text:p>
          </table:table-cell>
          <table:table-cell table:style-name="ce2" office:value-type="string">
            <text:p>Nov 30, 20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4246</text:p>
          </table:table-cell>
          <table:table-cell table:style-name="ce2" office:value-type="string">
            <text:p>Shaylyn Ransbury 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upport</text:p>
          </table:table-cell>
          <table:table-cell table:style-name="ce2" office:value-type="float" office:value="100371.31">
            <text:p>100371.31</text:p>
          </table:table-cell>
          <table:table-cell table:style-name="ce2" office:value-type="float" office:value="44067">
            <text:p>44067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2570</text:p>
          </table:table-cell>
          <table:table-cell table:style-name="ce2" office:value-type="string">
            <text:p>Grady Rochell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Accounting</text:p>
          </table:table-cell>
          <table:table-cell table:style-name="ce2" office:value-type="float" office:value="69163.39">
            <text:p>69163.39</text:p>
          </table:table-cell>
          <table:table-cell table:style-name="ce2" office:value-type="float" office:value="43397">
            <text:p>4339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801</text:p>
          </table:table-cell>
          <table:table-cell table:style-name="ce2" office:value-type="string">
            <text:p>Shellysheldon Mahad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114691.03">
            <text:p>114691.03</text:p>
          </table:table-cell>
          <table:table-cell table:style-name="ce2" office:value-type="string">
            <text:p>27-Jul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1177</text:p>
          </table:table-cell>
          <table:table-cell table:style-name="ce2" office:value-type="string">
            <text:p>Riccardo Haga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86556.96">
            <text:p>86556.96</text:p>
          </table:table-cell>
          <table:table-cell table:style-name="ce2" office:value-type="string">
            <text:p>30-Sep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1740</text:p>
          </table:table-cell>
          <table:table-cell table:style-name="ce2" office:value-type="string">
            <text:p>Ginger <text:s/>Myott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31172.77">
            <text:p>31172.77</text:p>
          </table:table-cell>
          <table:table-cell table:style-name="ce2" office:value-type="string">
            <text:p>19-Jul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1876</text:p>
          </table:table-cell>
          <table:table-cell table:style-name="ce2" office:value-type="string">
            <text:p>Aileen McCritchi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80169.42">
            <text:p>80169.42</text:p>
          </table:table-cell>
          <table:table-cell table:style-name="ce2" office:value-type="string">
            <text:p>10-Aug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313</text:p>
          </table:table-cell>
          <table:table-cell table:style-name="ce2" office:value-type="string">
            <text:p>Thekla Lynnett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53949.26">
            <text:p>53949.26</text:p>
          </table:table-cell>
          <table:table-cell table:style-name="ce2" office:value-type="float" office:value="43808">
            <text:p>438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3988</text:p>
          </table:table-cell>
          <table:table-cell table:style-name="ce2" office:value-type="string">
            <text:p>Oby Sorre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upport</text:p>
          </table:table-cell>
          <table:table-cell table:style-name="ce2" office:value-type="float" office:value="58935.92">
            <text:p>58935.92</text:p>
          </table:table-cell>
          <table:table-cell table:style-name="ce2" office:value-type="string">
            <text:p>9-Sep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0227</text:p>
          </table:table-cell>
          <table:table-cell table:style-name="ce2" office:value-type="string">
            <text:p>Lincoln Cord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upport</text:p>
          </table:table-cell>
          <table:table-cell table:style-name="ce2" office:value-type="float" office:value="63555.73">
            <text:p>63555.73</text:p>
          </table:table-cell>
          <table:table-cell table:style-name="ce2" office:value-type="string">
            <text:p>24-Nov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1092</text:p>
          </table:table-cell>
          <table:table-cell table:style-name="ce2" office:value-type="string">
            <text:p>Tabby <text:s/>Astal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Accounting</text:p>
          </table:table-cell>
          <table:table-cell table:style-name="ce2" office:value-type="float" office:value="57419.35">
            <text:p>57419.35</text:p>
          </table:table-cell>
          <table:table-cell table:style-name="ce2" office:value-type="float" office:value="43305">
            <text:p>433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3169</text:p>
          </table:table-cell>
          <table:table-cell table:style-name="ce2" office:value-type="string">
            <text:p>Doe Clubley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roduct Management</text:p>
          </table:table-cell>
          <table:table-cell table:style-name="ce2" office:value-type="float" office:value="67818.14">
            <text:p>67818.14</text:p>
          </table:table-cell>
          <table:table-cell table:style-name="ce2" office:value-type="string">
            <text:p>Nov 2, 2018</text:p>
          </table:table-cell>
          <table:table-cell table:style-name="ce2" office:value-type="float" office:value="0.6">
            <text:p>0.6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1402</text:p>
          </table:table-cell>
          <table:table-cell table:style-name="ce2" office:value-type="string">
            <text:p>Julietta Culros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NULL</text:p>
          </table:table-cell>
          <table:table-cell table:style-name="ce2" office:value-type="float" office:value="44403.77">
            <text:p>44403.77</text:p>
          </table:table-cell>
          <table:table-cell table:style-name="ce2" office:value-type="float" office:value="43416">
            <text:p>434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0360</text:p>
          </table:table-cell>
          <table:table-cell table:style-name="ce2" office:value-type="string">
            <text:p>Orlando Gorstidge 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Marketing</text:p>
          </table:table-cell>
          <table:table-cell table:style-name="ce2" office:value-type="float" office:value="40753.54">
            <text:p>40753.54</text:p>
          </table:table-cell>
          <table:table-cell table:style-name="ce2" office:value-type="float" office:value="43152">
            <text:p>43152</text:p>
          </table:table-cell>
          <table:table-cell table:style-name="ce2" office:value-type="float" office:value="0.6">
            <text:p>0.6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2208</text:p>
          </table:table-cell>
          <table:table-cell table:style-name="ce2" office:value-type="string">
            <text:p>Vernor Atye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102934.09">
            <text:p>102934.09</text:p>
          </table:table-cell>
          <table:table-cell table:style-name="ce2" office:value-type="string">
            <text:p>29-Apr-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1637</text:p>
          </table:table-cell>
          <table:table-cell table:style-name="ce2" office:value-type="string">
            <text:p><text:s/>Joaquin McVitt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ales</text:p>
          </table:table-cell>
          <table:table-cell table:style-name="ce2" office:value-type="float" office:value="68860.4">
            <text:p>68860.4</text:p>
          </table:table-cell>
          <table:table-cell table:style-name="ce2" office:value-type="float" office:value="43508">
            <text:p>43508</text:p>
          </table:table-cell>
          <table:table-cell table:style-name="ce2" office:value-type="float" office:value="0.4">
            <text:p>0.4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3210</text:p>
          </table:table-cell>
          <table:table-cell table:style-name="ce2" office:value-type="string">
            <text:p>Kellsie Wab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79567.69">
            <text:p>79567.69</text:p>
          </table:table-cell>
          <table:table-cell table:style-name="ce2" office:value-type="float" office:value="43272">
            <text:p>4327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3844</text:p>
          </table:table-cell>
          <table:table-cell table:style-name="ce2" office:value-type="string">
            <text:p>Brose MacCorkel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35943.62">
            <text:p>35943.62</text:p>
          </table:table-cell>
          <table:table-cell table:style-name="ce2" office:value-type="float" office:value="44078">
            <text:p>4407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4093</text:p>
          </table:table-cell>
          <table:table-cell table:style-name="ce2" office:value-type="string">
            <text:p>Ewart Hove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Training</text:p>
          </table:table-cell>
          <table:table-cell table:style-name="ce2" office:value-type="float" office:value="116767.63">
            <text:p>116767.63</text:p>
          </table:table-cell>
          <table:table-cell table:style-name="ce2" office:value-type="float" office:value="43949">
            <text:p>43949</text:p>
          </table:table-cell>
          <table:table-cell table:style-name="ce2" office:value-type="float" office:value="0.4">
            <text:p>0.4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2246</text:p>
          </table:table-cell>
          <table:table-cell table:style-name="ce2" office:value-type="string">
            <text:p>Matias Cormack 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85455.53">
            <text:p>85455.53</text:p>
          </table:table-cell>
          <table:table-cell table:style-name="ce2" office:value-type="float" office:value="43839">
            <text:p>4383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3032</text:p>
          </table:table-cell>
          <table:table-cell table:style-name="ce2" office:value-type="string">
            <text:p>Debera Gow 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39700.82">
            <text:p>39700.82</text:p>
          </table:table-cell>
          <table:table-cell table:style-name="ce2" office:value-type="float" office:value="44203">
            <text:p>44203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0914</text:p>
          </table:table-cell>
          <table:table-cell table:style-name="ce2" office:value-type="string">
            <text:p>Ansley Goune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roduct Management</text:p>
          </table:table-cell>
          <table:table-cell table:style-name="ce2" office:value-type="float" office:value="38438.24">
            <text:p>38438.24</text:p>
          </table:table-cell>
          <table:table-cell table:style-name="ce2" office:value-type="string">
            <text:p>May 11, 20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2525</text:p>
          </table:table-cell>
          <table:table-cell table:style-name="ce2" office:value-type="string">
            <text:p>Mickie Dagwel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50855.53">
            <text:p>50855.53</text:p>
          </table:table-cell>
          <table:table-cell table:style-name="ce2" office:value-type="string">
            <text:p>Jan 25, 20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2667</text:p>
          </table:table-cell>
          <table:table-cell table:style-name="ce2" office:value-type="string">
            <text:p>Lizzie Mullall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uppor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6-Sep-19</text:p>
          </table:table-cell>
          <table:table-cell table:style-name="ce2" office:value-type="float" office:value="0.2">
            <text:p>0.2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2782</text:p>
          </table:table-cell>
          <table:table-cell table:style-name="ce2" office:value-type="string">
            <text:p>Isaak Rawn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Marketing</text:p>
          </table:table-cell>
          <table:table-cell table:style-name="ce2" office:value-type="float" office:value="37362.3">
            <text:p>37362.3</text:p>
          </table:table-cell>
          <table:table-cell table:style-name="ce2" office:value-type="string">
            <text:p>26-Jun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3331</text:p>
          </table:table-cell>
          <table:table-cell table:style-name="ce2" office:value-type="string">
            <text:p>Crawford Scad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72876.91">
            <text:p>72876.91</text:p>
          </table:table-cell>
          <table:table-cell table:style-name="ce2" office:value-type="string">
            <text:p>27-May-19</text:p>
          </table:table-cell>
          <table:table-cell table:style-name="ce2" office:value-type="float" office:value="0.4">
            <text:p>0.4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1249</text:p>
          </table:table-cell>
          <table:table-cell table:style-name="ce2" office:value-type="string">
            <text:p>Brendan <text:s/>Edgell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Legal</text:p>
          </table:table-cell>
          <table:table-cell table:style-name="ce2" office:value-type="float" office:value="31042.51">
            <text:p>31042.51</text:p>
          </table:table-cell>
          <table:table-cell table:style-name="ce2" office:value-type="float" office:value="44473">
            <text:p>44473</text:p>
          </table:table-cell>
          <table:table-cell table:style-name="ce2" office:value-type="float" office:value="0.3">
            <text:p>0.3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0576</text:p>
          </table:table-cell>
          <table:table-cell table:style-name="ce2" office:value-type="string">
            <text:p>Lion <text:s/>Adcock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Legal</text:p>
          </table:table-cell>
          <table:table-cell table:style-name="ce2" office:value-type="float" office:value="63705.4">
            <text:p>63705.4</text:p>
          </table:table-cell>
          <table:table-cell table:style-name="ce2" office:value-type="float" office:value="43682">
            <text:p>4368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260</text:p>
          </table:table-cell>
          <table:table-cell table:style-name="ce2" office:value-type="string">
            <text:p>Rhiamon Molliso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59434.18">
            <text:p>59434.18</text:p>
          </table:table-cell>
          <table:table-cell table:style-name="ce2" office:value-type="string">
            <text:p>10-Apr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Seattle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2883</text:p>
          </table:table-cell>
          <table:table-cell table:style-name="ce2" office:value-type="string">
            <text:p>Iain Wibur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ales</text:p>
          </table:table-cell>
          <table:table-cell table:style-name="ce2" office:value-type="float" office:value="84762.76">
            <text:p>84762.76</text:p>
          </table:table-cell>
          <table:table-cell table:style-name="ce2" office:value-type="float" office:value="43332">
            <text:p>4333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3024</text:p>
          </table:table-cell>
          <table:table-cell table:style-name="ce2" office:value-type="string">
            <text:p>Inge Cre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Services</text:p>
          </table:table-cell>
          <table:table-cell table:style-name="ce2" office:value-type="float" office:value="69057.32">
            <text:p>69057.32</text:p>
          </table:table-cell>
          <table:table-cell table:style-name="ce2" office:value-type="float" office:value="43390">
            <text:p>433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4428</text:p>
          </table:table-cell>
          <table:table-cell table:style-name="ce2" office:value-type="string">
            <text:p>Tadio Audritt</text:p>
          </table:table-cell>
          <table:table-cell table:style-name="ce2"/>
          <table:table-cell table:style-name="ce2" office:value-type="string">
            <text:p>Human Resources</text:p>
          </table:table-cell>
          <table:table-cell table:style-name="ce2" office:value-type="float" office:value="99448.78">
            <text:p>99448.78</text:p>
          </table:table-cell>
          <table:table-cell table:style-name="ce2" office:value-type="string">
            <text:p>8-Jan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3350</text:p>
          </table:table-cell>
          <table:table-cell table:style-name="ce2" office:value-type="string">
            <text:p>Felice McMurty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roduct Management</text:p>
          </table:table-cell>
          <table:table-cell table:style-name="ce2" office:value-type="float" office:value="66865.49">
            <text:p>66865.49</text:p>
          </table:table-cell>
          <table:table-cell table:style-name="ce2" office:value-type="string">
            <text:p>18-Feb-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Seattle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3421</text:p>
          </table:table-cell>
          <table:table-cell table:style-name="ce2" office:value-type="string">
            <text:p>Alic Bag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Legal</text:p>
          </table:table-cell>
          <table:table-cell table:style-name="ce2" office:value-type="float" office:value="113747.56">
            <text:p>113747.56</text:p>
          </table:table-cell>
          <table:table-cell table:style-name="ce2" office:value-type="string">
            <text:p>15-Mar-21</text:p>
          </table:table-cell>
          <table:table-cell table:style-name="ce2" office:value-type="float" office:value="0.7">
            <text:p>0.7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1346</text:p>
          </table:table-cell>
          <table:table-cell table:style-name="ce2" office:value-type="string">
            <text:p>Adolph McNall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85918.61">
            <text:p>85918.61</text:p>
          </table:table-cell>
          <table:table-cell table:style-name="ce2" office:value-type="string">
            <text:p>5-Feb-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118</text:p>
          </table:table-cell>
          <table:table-cell table:style-name="ce2" office:value-type="string">
            <text:p>Northrop Reid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NULL</text:p>
          </table:table-cell>
          <table:table-cell table:style-name="ce2" office:value-type="float" office:value="51165.37">
            <text:p>51165.37</text:p>
          </table:table-cell>
          <table:table-cell table:style-name="ce2" office:value-type="string">
            <text:p>10-Feb-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0210</text:p>
          </table:table-cell>
          <table:table-cell table:style-name="ce2" office:value-type="string">
            <text:p>Marquita Liquorish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Legal</text:p>
          </table:table-cell>
          <table:table-cell table:style-name="ce2"/>
          <table:table-cell table:style-name="ce2" office:value-type="float" office:value="44011">
            <text:p>4401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2496</text:p>
          </table:table-cell>
          <table:table-cell table:style-name="ce2" office:value-type="string">
            <text:p>Anjanette Ferre</text:p>
          </table:table-cell>
          <table:table-cell table:style-name="ce2"/>
          <table:table-cell table:style-name="ce2" office:value-type="string">
            <text:p>Human Resources</text:p>
          </table:table-cell>
          <table:table-cell table:style-name="ce2" office:value-type="float" office:value="67957.9">
            <text:p>67957.9</text:p>
          </table:table-cell>
          <table:table-cell table:style-name="ce2" office:value-type="float" office:value="43430">
            <text:p>434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491</text:p>
          </table:table-cell>
          <table:table-cell table:style-name="ce2" office:value-type="string">
            <text:p>Alexis Gotfr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Engineering</text:p>
          </table:table-cell>
          <table:table-cell table:style-name="ce2" office:value-type="float" office:value="114465.93">
            <text:p>114465.93</text:p>
          </table:table-cell>
          <table:table-cell table:style-name="ce2" office:value-type="float" office:value="43291">
            <text:p>4329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Wellington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3980</text:p>
          </table:table-cell>
          <table:table-cell table:style-name="ce2" office:value-type="string">
            <text:p><text:s/>Kath Bletso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Marketing</text:p>
          </table:table-cell>
          <table:table-cell table:style-name="ce2" office:value-type="float" office:value="65699.02">
            <text:p>65699.02</text:p>
          </table:table-cell>
          <table:table-cell table:style-name="ce2" office:value-type="string">
            <text:p>30-Apr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3307</text:p>
          </table:table-cell>
          <table:table-cell table:style-name="ce2" office:value-type="string">
            <text:p>Tallie Chaikovsk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ales</text:p>
          </table:table-cell>
          <table:table-cell table:style-name="ce2" office:value-type="float" office:value="83191.95">
            <text:p>83191.95</text:p>
          </table:table-cell>
          <table:table-cell table:style-name="ce2" office:value-type="float" office:value="43700">
            <text:p>43700</text:p>
          </table:table-cell>
          <table:table-cell table:style-name="ce2" office:value-type="float" office:value="0.6">
            <text:p>0.6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4058</text:p>
          </table:table-cell>
          <table:table-cell table:style-name="ce2" office:value-type="string">
            <text:p>Bari Toffa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roduct Management</text:p>
          </table:table-cell>
          <table:table-cell table:style-name="ce2" office:value-type="float" office:value="106775.14">
            <text:p>106775.14</text:p>
          </table:table-cell>
          <table:table-cell table:style-name="ce2" office:value-type="float" office:value="43563">
            <text:p>4356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3993</text:p>
          </table:table-cell>
          <table:table-cell table:style-name="ce2" office:value-type="string">
            <text:p>Dulce Colbeck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Human Resources</text:p>
          </table:table-cell>
          <table:table-cell table:style-name="ce2" office:value-type="float" office:value="83396.5">
            <text:p>83396.5</text:p>
          </table:table-cell>
          <table:table-cell table:style-name="ce2" office:value-type="string">
            <text:p>30-Mar-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2663</text:p>
          </table:table-cell>
          <table:table-cell table:style-name="ce2" office:value-type="string">
            <text:p>Ignacius Lose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Legal</text:p>
          </table:table-cell>
          <table:table-cell table:style-name="ce2" office:value-type="float" office:value="28481.16">
            <text:p>28481.16</text:p>
          </table:table-cell>
          <table:table-cell table:style-name="ce2" office:value-type="string">
            <text:p>1-Feb-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mporary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3034</text:p>
          </table:table-cell>
          <table:table-cell table:style-name="ce2" office:value-type="string">
            <text:p>Estell Kingsland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Sales</text:p>
          </table:table-cell>
          <table:table-cell table:style-name="ce2" office:value-type="float" office:value="32192.15">
            <text:p>32192.15</text:p>
          </table:table-cell>
          <table:table-cell table:style-name="ce2" office:value-type="string">
            <text:p>4-Oct-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Hyderabad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1159</text:p>
          </table:table-cell>
          <table:table-cell table:style-name="ce2" office:value-type="string">
            <text:p>Mollie <text:s/>Hanwa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NULL</text:p>
          </table:table-cell>
          <table:table-cell table:style-name="ce2" office:value-type="float" office:value="112645.99">
            <text:p>112645.99</text:p>
          </table:table-cell>
          <table:table-cell table:style-name="ce2" office:value-type="string">
            <text:p>21-Oct-19</text:p>
          </table:table-cell>
          <table:table-cell table:style-name="ce2" office:value-type="float" office:value="0.6">
            <text:p>0.6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Seattle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SQ03476</text:p>
          </table:table-cell>
          <table:table-cell table:style-name="ce2" office:value-type="string">
            <text:p>Inger Andriveaux</text:p>
          </table:table-cell>
          <table:table-cell table:style-name="ce2"/>
          <table:table-cell table:style-name="ce2" office:value-type="string">
            <text:p>Accounting</text:p>
          </table:table-cell>
          <table:table-cell table:style-name="ce2" office:value-type="float" office:value="107107.6">
            <text:p>107107.6</text:p>
          </table:table-cell>
          <table:table-cell table:style-name="ce2" office:value-type="string">
            <text:p>13-Aug-18</text:p>
          </table:table-cell>
          <table:table-cell table:style-name="ce2" office:value-type="float" office:value="0.9">
            <text:p>0.9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hennai, Indi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4380</text:p>
          </table:table-cell>
          <table:table-cell table:style-name="ce2" office:value-type="string">
            <text:p>Van Tuxwel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80695.74">
            <text:p>80695.74</text:p>
          </table:table-cell>
          <table:table-cell table:style-name="ce2" office:value-type="string">
            <text:p>18-Nov-19</text:p>
          </table:table-cell>
          <table:table-cell table:style-name="ce2" office:value-type="float" office:value="0.8">
            <text:p>0.8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Columbus, USA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TN00182</text:p>
          </table:table-cell>
          <table:table-cell table:style-name="ce2" office:value-type="string">
            <text:p>Camilla Castl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roduct Management</text:p>
          </table:table-cell>
          <table:table-cell table:style-name="ce2" office:value-type="float" office:value="75475.93">
            <text:p>75475.93</text:p>
          </table:table-cell>
          <table:table-cell table:style-name="ce2" office:value-type="string">
            <text:p>Nov 25, 20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VT01523</text:p>
          </table:table-cell>
          <table:table-cell table:style-name="ce2" office:value-type="string">
            <text:p>Charmane Heisterman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Business Development</text:p>
          </table:table-cell>
          <table:table-cell table:style-name="ce2" office:value-type="float" office:value="86558.58">
            <text:p>86558.58</text:p>
          </table:table-cell>
          <table:table-cell table:style-name="ce2" office:value-type="string">
            <text:p>26-Feb-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ixed Term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0916</text:p>
          </table:table-cell>
          <table:table-cell table:style-name="ce2" office:value-type="string">
            <text:p>Inger Chapelhow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Research and Development</text:p>
          </table:table-cell>
          <table:table-cell table:style-name="ce2" office:value-type="float" office:value="84309.95">
            <text:p>84309.95</text:p>
          </table:table-cell>
          <table:table-cell table:style-name="ce2" office:value-type="float" office:value="44501">
            <text:p>445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emot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PR01211</text:p>
          </table:table-cell>
          <table:table-cell table:style-name="ce2" office:value-type="string">
            <text:p>Enoch Dowr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Accounting</text:p>
          </table:table-cell>
          <table:table-cell table:style-name="ce2" office:value-type="float" office:value="91645.04">
            <text:p>91645.04</text:p>
          </table:table-cell>
          <table:table-cell table:style-name="ce2" office:value-type="float" office:value="44223">
            <text:p>442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Auckland, New Zealand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J110" table:end-x="0.5969in" table:end-y="0.0701in" draw:z-index="0" draw:style-name="gr1" draw:text-style-name="P1" svg:width="6.2988in" svg:height="3.5429in" svg:x="0.3252in" svg:y="0.0268in">
              <draw:object draw:notify-on-update-of-ranges="Sheet1.A1:Sheet1.D1 Sheet1.A2:Sheet1.D90 Sheet1.E1:Sheet1.E1 Sheet1.E2:Sheet1.E90 Sheet1.F1:Sheet1.F1 Sheet1.F2:Sheet1.F90 Sheet1.G1:Sheet1.G1 Sheet1.G2:Sheet1.G90 Sheet1.H1:Sheet1.H1 Sheet1.H2:Sheet1.H90 Sheet1.I1:Sheet1.I1 Sheet1.I2:Sheet1.I9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6">09/16/2024</text:date>, <text:time>19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6T19:43:13.48</dc:date>
    <meta:document-statistic meta:table-count="2" meta:cell-count="803" meta:object-count="1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800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43cm" svg:y="3.14cm" style:legend-expansion="high" chart:style-name="ch2"/>
        <chart:plot-area chart:style-name="ch3" table:cell-range-address="Sheet1.A1:Sheet1.I90" chart:data-source-has-labels="both" svg:x="0.77cm" svg:y="0.855cm" svg:width="11.533cm" svg:height="7.545cm">
          <chartooo:coordinate-region svg:x="2.132cm" svg:y="1.067cm" svg:width="8.589cm" svg:height="2.515cm"/>
          <chart:axis chart:dimension="x" chart:name="primary-x" chart:style-name="ch4" chartooo:axis-type="auto">
            <chartooo:date-scale/>
            <chart:categories table:cell-range-address="Sheet1.A2:Sheet1.D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90" chart:label-cell-address="Sheet1.E1:Sheet1.E1" chart:class="chart:bar">
            <chart:data-point chart:repeated="89"/>
          </chart:series>
          <chart:series chart:style-name="ch8" chart:values-cell-range-address="Sheet1.F2:Sheet1.F90" chart:label-cell-address="Sheet1.F1:Sheet1.F1" chart:class="chart:bar">
            <chart:data-point chart:repeated="89"/>
          </chart:series>
          <chart:series chart:style-name="ch9" chart:values-cell-range-address="Sheet1.G2:Sheet1.G90" chart:label-cell-address="Sheet1.G1:Sheet1.G1" chart:class="chart:bar">
            <chart:data-point chart:repeated="89"/>
          </chart:series>
          <chart:series chart:style-name="ch10" chart:values-cell-range-address="Sheet1.H2:Sheet1.H90" chart:label-cell-address="Sheet1.H1:Sheet1.H1" chart:class="chart:bar">
            <chart:data-point chart:repeated="89"/>
          </chart:series>
          <chart:series chart:style-name="ch11" chart:values-cell-range-address="Sheet1.I2:Sheet1.I90" chart:label-cell-address="Sheet1.I1:Sheet1.I1" chart:class="chart:bar">
            <chart:data-point chart:repeated="8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ary</text:p>
                <draw:g>
                  <svg:desc>Sheet1.E1:Sheet1.E1</svg:desc>
                </draw:g>
              </table:table-cell>
              <table:table-cell office:value-type="string">
                <text:p>Start Date</text:p>
                <draw:g>
                  <svg:desc>Sheet1.F1:Sheet1.F1</svg:desc>
                </draw:g>
              </table:table-cell>
              <table:table-cell office:value-type="string">
                <text:p>FTE</text:p>
                <draw:g>
                  <svg:desc>Sheet1.G1:Sheet1.G1</svg:desc>
                </draw:g>
              </table:table-cell>
              <table:table-cell office:value-type="string">
                <text:p>Employee type</text:p>
                <draw:g>
                  <svg:desc>Sheet1.H1:Sheet1.H1</svg:desc>
                </draw:g>
              </table:table-cell>
              <table:table-cell office:value-type="string">
                <text:p>Work locatio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00147 Minerva Ricardot Male NULL</text:p>
                <text:list>
                  <text:list-item>
                    <text:p>PR00147</text:p>
                  </text:list-item>
                  <text:list-item>
                    <text:p>Minerva Ricardot</text:p>
                  </text:list-item>
                  <text:list-item>
                    <text:p>Male</text:p>
                  </text:list-item>
                  <text:list-item>
                    <text:p>NULL</text:p>
                  </text:list-item>
                </text:list>
                <draw:g>
                  <svg:desc>Sheet1.A2:Sheet1.D90</svg:desc>
                </draw:g>
              </table:table-cell>
              <table:table-cell office:value-type="float" office:value="105468.7">
                <text:p>105468.7</text:p>
                <draw:g>
                  <svg:desc>Sheet1.E2:Sheet1.E90</svg:desc>
                </draw:g>
              </table:table-cell>
              <table:table-cell office:value-type="float" office:value="NaN">
                <text:p>NaN</text:p>
                <draw:g>
                  <svg:desc>Sheet1.F2:Sheet1.F90</svg:desc>
                </draw:g>
              </table:table-cell>
              <table:table-cell office:value-type="float" office:value="1">
                <text:p>1</text:p>
                <draw:g>
                  <svg:desc>Sheet1.G2:Sheet1.G90</svg:desc>
                </draw:g>
              </table:table-cell>
              <table:table-cell office:value-type="float" office:value="NaN">
                <text:p>NaN</text:p>
                <draw:g>
                  <svg:desc>Sheet1.H2:Sheet1.H90</svg:desc>
                </draw:g>
              </table:table-cell>
              <table:table-cell office:value-type="float" office:value="NaN">
                <text:p>NaN</text:p>
                <draw:g>
                  <svg:desc>Sheet1.I2:Sheet1.I90</svg:desc>
                </draw:g>
              </table:table-cell>
            </table:table-row>
            <table:table-row>
              <table:table-cell office:value-type="string">
                <text:p>PR04686 Oona Donan Female Business Development</text:p>
                <text:list>
                  <text:list-item>
                    <text:p>PR04686</text:p>
                  </text:list-item>
                  <text:list-item>
                    <text:p>Oona Donan</text:p>
                  </text:list-item>
                  <text:list-item>
                    <text:p>Fe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88360.79">
                <text:p>88360.79</text:p>
              </table:table-cell>
              <table:table-cell office:value-type="float" office:value="43710">
                <text:p>437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4612 Mick Spraberry Female Services</text:p>
                <text:list>
                  <text:list-item>
                    <text:p>SQ04612</text:p>
                  </text:list-item>
                  <text:list-item>
                    <text:p>Mick Spraberry</text:p>
                  </text:list-item>
                  <text:list-item>
                    <text:p>Fe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85879.23">
                <text:p>85879.23</text:p>
              </table:table-cell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1803 Freddy Linford Female Training</text:p>
                <text:list>
                  <text:list-item>
                    <text:p>VT01803</text:p>
                  </text:list-item>
                  <text:list-item>
                    <text:p>Freddy Linford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93128.34">
                <text:p>93128.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2749 Mackenzie Hannis Female Training</text:p>
                <text:list>
                  <text:list-item>
                    <text:p>TN02749</text:p>
                  </text:list-item>
                  <text:list-item>
                    <text:p>Mackenzie Hannis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57002.02">
                <text:p>57002.02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0144 Collen Dunbleton Male Engineering</text:p>
                <text:list>
                  <text:list-item>
                    <text:p>SQ00144</text:p>
                  </text:list-item>
                  <text:list-item>
                    <text:p>Collen Dunbleton</text:p>
                  </text:list-item>
                  <text:list-item>
                    <text:p>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118976.16">
                <text:p>118976.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4601 Nananne Gehringer Support</text:p>
                <text:list>
                  <text:list-item>
                    <text:p>PR04601</text:p>
                  </text:list-item>
                  <text:list-item>
                    <text:p>Nananne Gehringer</text:p>
                  </text:list-item>
                  <text:list-item>
                    <text:p/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104802.63">
                <text:p>104802.63</text:p>
              </table:table-cell>
              <table:table-cell office:value-type="float" office:value="44502">
                <text:p>445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1854 Jessica Callcott Female Marketing</text:p>
                <text:list>
                  <text:list-item>
                    <text:p>SQ01854</text:p>
                  </text:list-item>
                  <text:list-item>
                    <text:p>Jessica Callcott</text:p>
                  </text:list-item>
                  <text:list-item>
                    <text:p>Female</text:p>
                  </text:list-item>
                  <text:list-item>
                    <text:p>Marketing</text:p>
                  </text:list-item>
                </text:list>
              </table:table-cell>
              <table:table-cell office:value-type="float" office:value="66017.18">
                <text:p>66017.18</text:p>
              </table:table-cell>
              <table:table-cell office:value-type="float" office:value="43643">
                <text:p>4364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0612  Leena Bruckshaw Male Research and Development</text:p>
                <text:list>
                  <text:list-item>
                    <text:p>SQ00612</text:p>
                  </text:list-item>
                  <text:list-item>
                    <text:p> Leena Bruckshaw</text:p>
                  </text:list-item>
                  <text:list-item>
                    <text:p>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74279.01">
                <text:p>74279.01</text:p>
              </table:table-cell>
              <table:table-cell office:value-type="float" office:value="43466">
                <text:p>434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0419 Billi Fellgate Female Business Development</text:p>
                <text:list>
                  <text:list-item>
                    <text:p>PR00419</text:p>
                  </text:list-item>
                  <text:list-item>
                    <text:p>Billi Fellgate</text:p>
                  </text:list-item>
                  <text:list-item>
                    <text:p>Fe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68980.52">
                <text:p>68980.52</text:p>
              </table:table-cell>
              <table:table-cell office:value-type="float" office:value="43494">
                <text:p>4349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0578 Magnum Locksley Female Services</text:p>
                <text:list>
                  <text:list-item>
                    <text:p>VT00578</text:p>
                  </text:list-item>
                  <text:list-item>
                    <text:p>Magnum Locksley</text:p>
                  </text:list-item>
                  <text:list-item>
                    <text:p>Fe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42314.39">
                <text:p>42314.3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1281 Cletus McGarahan  Female Engineering</text:p>
                <text:list>
                  <text:list-item>
                    <text:p>TN01281</text:p>
                  </text:list-item>
                  <text:list-item>
                    <text:p>Cletus McGarahan </text:p>
                  </text:list-item>
                  <text:list-item>
                    <text:p>Fe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114425.19">
                <text:p>114425.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4473  Wyn Treadger Female Business Development</text:p>
                <text:list>
                  <text:list-item>
                    <text:p>PR04473</text:p>
                  </text:list-item>
                  <text:list-item>
                    <text:p> Wyn Treadger</text:p>
                  </text:list-item>
                  <text:list-item>
                    <text:p>Fe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69192.85">
                <text:p>69192.8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417 Evangelina Lergan Male Support</text:p>
                <text:list>
                  <text:list-item>
                    <text:p>VT02417</text:p>
                  </text:list-item>
                  <text:list-item>
                    <text:p>Evangelina Lergan</text:p>
                  </text:list-item>
                  <text:list-item>
                    <text:p>Male</text:p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61214.26">
                <text:p>61214.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0691 Verla Timmis Male Support</text:p>
                <text:list>
                  <text:list-item>
                    <text:p>SQ00691</text:p>
                  </text:list-item>
                  <text:list-item>
                    <text:p>Verla Timmis</text:p>
                  </text:list-item>
                  <text:list-item>
                    <text:p>Male</text:p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54137.05">
                <text:p>54137.0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0214 Jo-anne Gobeau Female Training</text:p>
                <text:list>
                  <text:list-item>
                    <text:p>TN00214</text:p>
                  </text:list-item>
                  <text:list-item>
                    <text:p>Jo-anne Gobeau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37902.35">
                <text:p>37902.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539 Devinne Tuny Male Engineering</text:p>
                <text:list>
                  <text:list-item>
                    <text:p>VT02539</text:p>
                  </text:list-item>
                  <text:list-item>
                    <text:p>Devinne Tuny</text:p>
                  </text:list-item>
                  <text:list-item>
                    <text:p>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39969.72">
                <text:p>39969.7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4598 Pearla  Beteriss Male Services</text:p>
                <text:list>
                  <text:list-item>
                    <text:p>SQ04598</text:p>
                  </text:list-item>
                  <text:list-item>
                    <text:p>Pearla  Beteriss</text:p>
                  </text:list-item>
                  <text:list-item>
                    <text:p>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69913.39">
                <text:p>69913.39</text:p>
              </table:table-cell>
              <table:table-cell office:value-type="float" office:value="43584">
                <text:p>4358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0464 Maritsa Marusic Male Research and Development</text:p>
                <text:list>
                  <text:list-item>
                    <text:p>TN00464</text:p>
                  </text:list-item>
                  <text:list-item>
                    <text:p>Maritsa Marusic</text:p>
                  </text:list-item>
                  <text:list-item>
                    <text:p>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52748.63">
                <text:p>52748.6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0893 Daisie McNeice Male Human Resources</text:p>
                <text:list>
                  <text:list-item>
                    <text:p>PR00893</text:p>
                  </text:list-item>
                  <text:list-item>
                    <text:p>Daisie McNeice</text:p>
                  </text:list-item>
                  <text:list-item>
                    <text:p>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50310.09">
                <text:p>50310.09</text:p>
              </table:table-cell>
              <table:table-cell office:value-type="float" office:value="44285">
                <text:p>4428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0882  Jill Shipsey Male Accounting</text:p>
                <text:list>
                  <text:list-item>
                    <text:p>PR00882</text:p>
                  </text:list-item>
                  <text:list-item>
                    <text:p> Jill Shipsey</text:p>
                  </text:list-item>
                  <text:list-item>
                    <text:p>Male</text:p>
                  </text:list-item>
                  <text:list-item>
                    <text:p>Accounting</text:p>
                  </text:list-item>
                </text:list>
              </table:table-cell>
              <table:table-cell office:value-type="float" office:value="52963.65">
                <text:p>52963.65</text:p>
              </table:table-cell>
              <table:table-cell office:value-type="float" office:value="44288">
                <text:p>4428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3445 Myrle Prandoni Male Sales</text:p>
                <text:list>
                  <text:list-item>
                    <text:p>PR03445</text:p>
                  </text:list-item>
                  <text:list-item>
                    <text:p>Myrle Prandoni</text:p>
                  </text:list-item>
                  <text:list-item>
                    <text:p>Male</text:p>
                  </text:list-item>
                  <text:list-item>
                    <text:p>Sales</text:p>
                  </text:list-item>
                </text:list>
              </table:table-cell>
              <table:table-cell office:value-type="float" office:value="62195.47">
                <text:p>62195.4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3416 Seward Kubera Male Engineering</text:p>
                <text:list>
                  <text:list-item>
                    <text:p>TN03416</text:p>
                  </text:list-item>
                  <text:list-item>
                    <text:p>Seward Kubera</text:p>
                  </text:list-item>
                  <text:list-item>
                    <text:p>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43329.22">
                <text:p>43329.22</text:p>
              </table:table-cell>
              <table:table-cell office:value-type="float" office:value="43809">
                <text:p>4380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0890 Dean Biggam Female Training</text:p>
                <text:list>
                  <text:list-item>
                    <text:p>TN00890</text:p>
                  </text:list-item>
                  <text:list-item>
                    <text:p>Dean Biggam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71570.99">
                <text:p>71570.9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4137 Marissa Infante Training</text:p>
                <text:list>
                  <text:list-item>
                    <text:p>VT04137</text:p>
                  </text:list-item>
                  <text:list-item>
                    <text:p>Marissa Infante</text:p>
                  </text:list-item>
                  <text:list-item>
                    <text:p/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78840.23">
                <text:p>78840.23</text:p>
              </table:table-cell>
              <table:table-cell office:value-type="float" office:value="43633">
                <text:p>436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2603 Daisie Dahlman Female Human Resources</text:p>
                <text:list>
                  <text:list-item>
                    <text:p>PR02603</text:p>
                  </text:list-item>
                  <text:list-item>
                    <text:p>Daisie Dahlman</text:p>
                  </text:list-item>
                  <text:list-item>
                    <text:p>Fe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61994.76">
                <text:p>61994.76</text:p>
              </table:table-cell>
              <table:table-cell office:value-type="float" office:value="43794">
                <text:p>4379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3158 Danica Nayshe Female Services</text:p>
                <text:list>
                  <text:list-item>
                    <text:p>PR03158</text:p>
                  </text:list-item>
                  <text:list-item>
                    <text:p>Danica Nayshe</text:p>
                  </text:list-item>
                  <text:list-item>
                    <text:p>Fe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89690.38">
                <text:p>89690.38</text:p>
              </table:table-cell>
              <table:table-cell office:value-type="float" office:value="43206">
                <text:p>432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2288 Althea  Bronger Male Product Management</text:p>
                <text:list>
                  <text:list-item>
                    <text:p>PR02288</text:p>
                  </text:list-item>
                  <text:list-item>
                    <text:p>Althea  Bronger</text:p>
                  </text:list-item>
                  <text:list-item>
                    <text:p>Male</text:p>
                  </text:list-item>
                  <text:list-item>
                    <text:p>Product Management</text:p>
                  </text:list-item>
                </text:list>
              </table:table-cell>
              <table:table-cell office:value-type="float" office:value="104335.04">
                <text:p>104335.04</text:p>
              </table:table-cell>
              <table:table-cell office:value-type="float" office:value="43874">
                <text:p>438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3849 Leonidas Cavaney Male Accounting</text:p>
                <text:list>
                  <text:list-item>
                    <text:p>VT03849</text:p>
                  </text:list-item>
                  <text:list-item>
                    <text:p>Leonidas Cavaney</text:p>
                  </text:list-item>
                  <text:list-item>
                    <text:p>Male</text:p>
                  </text:list-item>
                  <text:list-item>
                    <text:p>Accounting</text:p>
                  </text:list-item>
                </text:list>
              </table:table-cell>
              <table:table-cell office:value-type="float" office:value="52246.29">
                <text:p>52246.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1395 Dennison Crosswaite Male Legal</text:p>
                <text:list>
                  <text:list-item>
                    <text:p>SQ01395</text:p>
                  </text:list-item>
                  <text:list-item>
                    <text:p>Dennison Crosswaite</text:p>
                  </text:list-item>
                  <text:list-item>
                    <text:p>Male</text:p>
                  </text:list-item>
                  <text:list-item>
                    <text:p>Legal</text:p>
                  </text:list-item>
                </text:list>
              </table:table-cell>
              <table:table-cell office:value-type="float" office:value="90697.67">
                <text:p>90697.67</text:p>
              </table:table-cell>
              <table:table-cell office:value-type="float" office:value="44221">
                <text:p>4422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2559 Aldrich  Glenny Male Business Development</text:p>
                <text:list>
                  <text:list-item>
                    <text:p>SQ02559</text:p>
                  </text:list-item>
                  <text:list-item>
                    <text:p>Aldrich  Glenny</text:p>
                  </text:list-item>
                  <text:list-item>
                    <text:p>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90884.32">
                <text:p>90884.3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4627 Yvette  Bett Male Human Resources</text:p>
                <text:list>
                  <text:list-item>
                    <text:p>VT04627</text:p>
                  </text:list-item>
                  <text:list-item>
                    <text:p>Yvette  Bett</text:p>
                  </text:list-item>
                  <text:list-item>
                    <text:p>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76320.44">
                <text:p>76320.44</text:p>
              </table:table-cell>
              <table:table-cell office:value-type="float" office:value="44383">
                <text:p>44383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3537 Renaldo Thomassin Male Business Development</text:p>
                <text:list>
                  <text:list-item>
                    <text:p>VT03537</text:p>
                  </text:list-item>
                  <text:list-item>
                    <text:p>Renaldo Thomassin</text:p>
                  </text:list-item>
                  <text:list-item>
                    <text:p>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73360.38">
                <text:p>73360.38</text:p>
              </table:table-cell>
              <table:table-cell office:value-type="float" office:value="43972">
                <text:p>439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1951 Aloise MacCathay  Male NULL</text:p>
                <text:list>
                  <text:list-item>
                    <text:p>PR01951</text:p>
                  </text:list-item>
                  <text:list-item>
                    <text:p>Aloise MacCathay </text:p>
                  </text:list-item>
                  <text:list-item>
                    <text:p>Male</text:p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1662 Genevra Friday Female Research and Development</text:p>
                <text:list>
                  <text:list-item>
                    <text:p>PR01662</text:p>
                  </text:list-item>
                  <text:list-item>
                    <text:p>Genevra Friday</text:p>
                  </text:list-item>
                  <text:list-item>
                    <text:p>Fe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50449.46">
                <text:p>50449.46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313 Thekla Lynnett Male Training</text:p>
                <text:list>
                  <text:list-item>
                    <text:p>VT02313</text:p>
                  </text:list-item>
                  <text:list-item>
                    <text:p>Thekla Lynnett</text:p>
                  </text:list-item>
                  <text:list-item>
                    <text:p>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53949.26">
                <text:p>53949.26</text:p>
              </table:table-cell>
              <table:table-cell office:value-type="float" office:value="43808">
                <text:p>438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1620 Westbrook Brandino Male Legal</text:p>
                <text:list>
                  <text:list-item>
                    <text:p>SQ01620</text:p>
                  </text:list-item>
                  <text:list-item>
                    <text:p>Westbrook Brandino</text:p>
                  </text:list-item>
                  <text:list-item>
                    <text:p>Male</text:p>
                  </text:list-item>
                  <text:list-item>
                    <text:p>Legal</text:p>
                  </text:list-item>
                </text:list>
              </table:table-cell>
              <table:table-cell office:value-type="float" office:value="113616.23">
                <text:p>113616.23</text:p>
              </table:table-cell>
              <table:table-cell office:value-type="float" office:value="43255">
                <text:p>432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4681 Nickolai  Artin Female Product Management</text:p>
                <text:list>
                  <text:list-item>
                    <text:p>VT04681</text:p>
                  </text:list-item>
                  <text:list-item>
                    <text:p>Nickolai  Artin</text:p>
                  </text:list-item>
                  <text:list-item>
                    <text:p>Female</text:p>
                  </text:list-item>
                  <text:list-item>
                    <text:p>Product Management</text:p>
                  </text:list-item>
                </text:list>
              </table:table-cell>
              <table:table-cell office:value-type="float" office:value="110906.35">
                <text:p>110906.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4246 Shaylyn Ransbury  Female Support</text:p>
                <text:list>
                  <text:list-item>
                    <text:p>TN04246</text:p>
                  </text:list-item>
                  <text:list-item>
                    <text:p>Shaylyn Ransbury </text:p>
                  </text:list-item>
                  <text:list-item>
                    <text:p>Female</text:p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100371.31">
                <text:p>100371.31</text:p>
              </table:table-cell>
              <table:table-cell office:value-type="float" office:value="44067">
                <text:p>440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2570 Grady Rochelle Female Accounting</text:p>
                <text:list>
                  <text:list-item>
                    <text:p>TN02570</text:p>
                  </text:list-item>
                  <text:list-item>
                    <text:p>Grady Rochelle</text:p>
                  </text:list-item>
                  <text:list-item>
                    <text:p>Female</text:p>
                  </text:list-item>
                  <text:list-item>
                    <text:p>Accounting</text:p>
                  </text:list-item>
                </text:list>
              </table:table-cell>
              <table:table-cell office:value-type="float" office:value="69163.39">
                <text:p>69163.39</text:p>
              </table:table-cell>
              <table:table-cell office:value-type="float" office:value="43397">
                <text:p>433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801 Shellysheldon Mahady Male Training</text:p>
                <text:list>
                  <text:list-item>
                    <text:p>VT02801</text:p>
                  </text:list-item>
                  <text:list-item>
                    <text:p>Shellysheldon Mahady</text:p>
                  </text:list-item>
                  <text:list-item>
                    <text:p>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114691.03">
                <text:p>114691.0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1177 Riccardo Hagan Male Human Resources</text:p>
                <text:list>
                  <text:list-item>
                    <text:p>SQ01177</text:p>
                  </text:list-item>
                  <text:list-item>
                    <text:p>Riccardo Hagan</text:p>
                  </text:list-item>
                  <text:list-item>
                    <text:p>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86556.96">
                <text:p>86556.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1740 Ginger  Myott Female Services</text:p>
                <text:list>
                  <text:list-item>
                    <text:p>VT01740</text:p>
                  </text:list-item>
                  <text:list-item>
                    <text:p>Ginger  Myott</text:p>
                  </text:list-item>
                  <text:list-item>
                    <text:p>Fe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31172.77">
                <text:p>31172.7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1876 Aileen McCritchie Male Business Development</text:p>
                <text:list>
                  <text:list-item>
                    <text:p>TN01876</text:p>
                  </text:list-item>
                  <text:list-item>
                    <text:p>Aileen McCritchie</text:p>
                  </text:list-item>
                  <text:list-item>
                    <text:p>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80169.42">
                <text:p>80169.4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313 Thekla Lynnett Male Training</text:p>
                <text:list>
                  <text:list-item>
                    <text:p>VT02313</text:p>
                  </text:list-item>
                  <text:list-item>
                    <text:p>Thekla Lynnett</text:p>
                  </text:list-item>
                  <text:list-item>
                    <text:p>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53949.26">
                <text:p>53949.26</text:p>
              </table:table-cell>
              <table:table-cell office:value-type="float" office:value="43808">
                <text:p>438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3988 Oby Sorrel Female Support</text:p>
                <text:list>
                  <text:list-item>
                    <text:p>VT03988</text:p>
                  </text:list-item>
                  <text:list-item>
                    <text:p>Oby Sorrel</text:p>
                  </text:list-item>
                  <text:list-item>
                    <text:p>Female</text:p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58935.92">
                <text:p>58935.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0227 Lincoln Cord Female Support</text:p>
                <text:list>
                  <text:list-item>
                    <text:p>TN00227</text:p>
                  </text:list-item>
                  <text:list-item>
                    <text:p>Lincoln Cord</text:p>
                  </text:list-item>
                  <text:list-item>
                    <text:p>Female</text:p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63555.73">
                <text:p>63555.7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1092 Tabby  Astall Male Accounting</text:p>
                <text:list>
                  <text:list-item>
                    <text:p>VT01092</text:p>
                  </text:list-item>
                  <text:list-item>
                    <text:p>Tabby  Astall</text:p>
                  </text:list-item>
                  <text:list-item>
                    <text:p>Male</text:p>
                  </text:list-item>
                  <text:list-item>
                    <text:p>Accounting</text:p>
                  </text:list-item>
                </text:list>
              </table:table-cell>
              <table:table-cell office:value-type="float" office:value="57419.35">
                <text:p>57419.35</text:p>
              </table:table-cell>
              <table:table-cell office:value-type="float" office:value="43305">
                <text:p>433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3169 Doe Clubley Female Product Management</text:p>
                <text:list>
                  <text:list-item>
                    <text:p>TN03169</text:p>
                  </text:list-item>
                  <text:list-item>
                    <text:p>Doe Clubley</text:p>
                  </text:list-item>
                  <text:list-item>
                    <text:p>Female</text:p>
                  </text:list-item>
                  <text:list-item>
                    <text:p>Product Management</text:p>
                  </text:list-item>
                </text:list>
              </table:table-cell>
              <table:table-cell office:value-type="float" office:value="67818.14">
                <text:p>67818.1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1402 Julietta Culross Female NULL</text:p>
                <text:list>
                  <text:list-item>
                    <text:p>SQ01402</text:p>
                  </text:list-item>
                  <text:list-item>
                    <text:p>Julietta Culross</text:p>
                  </text:list-item>
                  <text:list-item>
                    <text:p>Female</text:p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44403.77">
                <text:p>44403.77</text:p>
              </table:table-cell>
              <table:table-cell office:value-type="float" office:value="43416">
                <text:p>434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0360 Orlando Gorstidge  Male Marketing</text:p>
                <text:list>
                  <text:list-item>
                    <text:p>SQ00360</text:p>
                  </text:list-item>
                  <text:list-item>
                    <text:p>Orlando Gorstidge </text:p>
                  </text:list-item>
                  <text:list-item>
                    <text:p>Male</text:p>
                  </text:list-item>
                  <text:list-item>
                    <text:p>Marketing</text:p>
                  </text:list-item>
                </text:list>
              </table:table-cell>
              <table:table-cell office:value-type="float" office:value="40753.54">
                <text:p>40753.54</text:p>
              </table:table-cell>
              <table:table-cell office:value-type="float" office:value="43152">
                <text:p>4315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2208 Vernor Atyea Female Training</text:p>
                <text:list>
                  <text:list-item>
                    <text:p>PR02208</text:p>
                  </text:list-item>
                  <text:list-item>
                    <text:p>Vernor Atyea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102934.09">
                <text:p>102934.0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1637  Joaquin McVitty Male Sales</text:p>
                <text:list>
                  <text:list-item>
                    <text:p>SQ01637</text:p>
                  </text:list-item>
                  <text:list-item>
                    <text:p> Joaquin McVitty</text:p>
                  </text:list-item>
                  <text:list-item>
                    <text:p>Male</text:p>
                  </text:list-item>
                  <text:list-item>
                    <text:p>Sales</text:p>
                  </text:list-item>
                </text:list>
              </table:table-cell>
              <table:table-cell office:value-type="float" office:value="68860.4">
                <text:p>68860.4</text:p>
              </table:table-cell>
              <table:table-cell office:value-type="float" office:value="43508">
                <text:p>4350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3210 Kellsie Waby Male Training</text:p>
                <text:list>
                  <text:list-item>
                    <text:p>TN03210</text:p>
                  </text:list-item>
                  <text:list-item>
                    <text:p>Kellsie Waby</text:p>
                  </text:list-item>
                  <text:list-item>
                    <text:p>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79567.69">
                <text:p>79567.69</text:p>
              </table:table-cell>
              <table:table-cell office:value-type="float" office:value="43272">
                <text:p>432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3844 Brose MacCorkell Female Human Resources</text:p>
                <text:list>
                  <text:list-item>
                    <text:p>PR03844</text:p>
                  </text:list-item>
                  <text:list-item>
                    <text:p>Brose MacCorkell</text:p>
                  </text:list-item>
                  <text:list-item>
                    <text:p>Fe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35943.62">
                <text:p>35943.62</text:p>
              </table:table-cell>
              <table:table-cell office:value-type="float" office:value="44078">
                <text:p>440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4093 Ewart Hovel Female Training</text:p>
                <text:list>
                  <text:list-item>
                    <text:p>VT04093</text:p>
                  </text:list-item>
                  <text:list-item>
                    <text:p>Ewart Hovel</text:p>
                  </text:list-item>
                  <text:list-item>
                    <text:p>Female</text:p>
                  </text:list-item>
                  <text:list-item>
                    <text:p>Training</text:p>
                  </text:list-item>
                </text:list>
              </table:table-cell>
              <table:table-cell office:value-type="float" office:value="116767.63">
                <text:p>116767.63</text:p>
              </table:table-cell>
              <table:table-cell office:value-type="float" office:value="43949">
                <text:p>4394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2246 Matias Cormack  Male Research and Development</text:p>
                <text:list>
                  <text:list-item>
                    <text:p>SQ02246</text:p>
                  </text:list-item>
                  <text:list-item>
                    <text:p>Matias Cormack </text:p>
                  </text:list-item>
                  <text:list-item>
                    <text:p>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85455.53">
                <text:p>85455.53</text:p>
              </table:table-cell>
              <table:table-cell office:value-type="float" office:value="43839">
                <text:p>438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3032 Debera Gow  Female Research and Development</text:p>
                <text:list>
                  <text:list-item>
                    <text:p>TN03032</text:p>
                  </text:list-item>
                  <text:list-item>
                    <text:p>Debera Gow </text:p>
                  </text:list-item>
                  <text:list-item>
                    <text:p>Fe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39700.82">
                <text:p>39700.82</text:p>
              </table:table-cell>
              <table:table-cell office:value-type="float" office:value="44203">
                <text:p>44203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0914 Ansley Gounel Female Product Management</text:p>
                <text:list>
                  <text:list-item>
                    <text:p>SQ00914</text:p>
                  </text:list-item>
                  <text:list-item>
                    <text:p>Ansley Gounel</text:p>
                  </text:list-item>
                  <text:list-item>
                    <text:p>Female</text:p>
                  </text:list-item>
                  <text:list-item>
                    <text:p>Product Management</text:p>
                  </text:list-item>
                </text:list>
              </table:table-cell>
              <table:table-cell office:value-type="float" office:value="38438.24">
                <text:p>38438.2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2525 Mickie Dagwell Male Engineering</text:p>
                <text:list>
                  <text:list-item>
                    <text:p>SQ02525</text:p>
                  </text:list-item>
                  <text:list-item>
                    <text:p>Mickie Dagwell</text:p>
                  </text:list-item>
                  <text:list-item>
                    <text:p>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50855.53">
                <text:p>50855.5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2667 Lizzie Mullally Male Support</text:p>
                <text:list>
                  <text:list-item>
                    <text:p>TN02667</text:p>
                  </text:list-item>
                  <text:list-item>
                    <text:p>Lizzie Mullally</text:p>
                  </text:list-item>
                  <text:list-item>
                    <text:p>Male</text:p>
                  </text:list-item>
                  <text:list-item>
                    <text:p>Suppor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2782 Isaak Rawne Male Marketing</text:p>
                <text:list>
                  <text:list-item>
                    <text:p>PR02782</text:p>
                  </text:list-item>
                  <text:list-item>
                    <text:p>Isaak Rawne</text:p>
                  </text:list-item>
                  <text:list-item>
                    <text:p>Male</text:p>
                  </text:list-item>
                  <text:list-item>
                    <text:p>Marketing</text:p>
                  </text:list-item>
                </text:list>
              </table:table-cell>
              <table:table-cell office:value-type="float" office:value="37362.3">
                <text:p>37362.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3331 Crawford Scad Male Human Resources</text:p>
                <text:list>
                  <text:list-item>
                    <text:p>TN03331</text:p>
                  </text:list-item>
                  <text:list-item>
                    <text:p>Crawford Scad</text:p>
                  </text:list-item>
                  <text:list-item>
                    <text:p>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72876.91">
                <text:p>72876.9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1249 Brendan  Edgeller Female Legal</text:p>
                <text:list>
                  <text:list-item>
                    <text:p>VT01249</text:p>
                  </text:list-item>
                  <text:list-item>
                    <text:p>Brendan  Edgeller</text:p>
                  </text:list-item>
                  <text:list-item>
                    <text:p>Female</text:p>
                  </text:list-item>
                  <text:list-item>
                    <text:p>Legal</text:p>
                  </text:list-item>
                </text:list>
              </table:table-cell>
              <table:table-cell office:value-type="float" office:value="31042.51">
                <text:p>31042.51</text:p>
              </table:table-cell>
              <table:table-cell office:value-type="float" office:value="44473">
                <text:p>4447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0576 Lion  Adcock Female Legal</text:p>
                <text:list>
                  <text:list-item>
                    <text:p>PR00576</text:p>
                  </text:list-item>
                  <text:list-item>
                    <text:p>Lion  Adcock</text:p>
                  </text:list-item>
                  <text:list-item>
                    <text:p>Female</text:p>
                  </text:list-item>
                  <text:list-item>
                    <text:p>Legal</text:p>
                  </text:list-item>
                </text:list>
              </table:table-cell>
              <table:table-cell office:value-type="float" office:value="63705.4">
                <text:p>63705.4</text:p>
              </table:table-cell>
              <table:table-cell office:value-type="float" office:value="43682">
                <text:p>4368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260 Rhiamon Mollison Female Research and Development</text:p>
                <text:list>
                  <text:list-item>
                    <text:p>VT02260</text:p>
                  </text:list-item>
                  <text:list-item>
                    <text:p>Rhiamon Mollison</text:p>
                  </text:list-item>
                  <text:list-item>
                    <text:p>Fe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59434.18">
                <text:p>59434.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2883 Iain Wiburn Female Sales</text:p>
                <text:list>
                  <text:list-item>
                    <text:p>TN02883</text:p>
                  </text:list-item>
                  <text:list-item>
                    <text:p>Iain Wiburn</text:p>
                  </text:list-item>
                  <text:list-item>
                    <text:p>Female</text:p>
                  </text:list-item>
                  <text:list-item>
                    <text:p>Sales</text:p>
                  </text:list-item>
                </text:list>
              </table:table-cell>
              <table:table-cell office:value-type="float" office:value="84762.76">
                <text:p>84762.76</text:p>
              </table:table-cell>
              <table:table-cell office:value-type="float" office:value="43332">
                <text:p>433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3024 Inge Creer Female Services</text:p>
                <text:list>
                  <text:list-item>
                    <text:p>SQ03024</text:p>
                  </text:list-item>
                  <text:list-item>
                    <text:p>Inge Creer</text:p>
                  </text:list-item>
                  <text:list-item>
                    <text:p>Female</text:p>
                  </text:list-item>
                  <text:list-item>
                    <text:p>Services</text:p>
                  </text:list-item>
                </text:list>
              </table:table-cell>
              <table:table-cell office:value-type="float" office:value="69057.32">
                <text:p>69057.32</text:p>
              </table:table-cell>
              <table:table-cell office:value-type="float" office:value="43390">
                <text:p>4339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4428 Tadio Audritt Human Resources</text:p>
                <text:list>
                  <text:list-item>
                    <text:p>TN04428</text:p>
                  </text:list-item>
                  <text:list-item>
                    <text:p>Tadio Audritt</text:p>
                  </text:list-item>
                  <text:list-item>
                    <text:p/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99448.78">
                <text:p>99448.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3350 Felice McMurty Female Product Management</text:p>
                <text:list>
                  <text:list-item>
                    <text:p>SQ03350</text:p>
                  </text:list-item>
                  <text:list-item>
                    <text:p>Felice McMurty</text:p>
                  </text:list-item>
                  <text:list-item>
                    <text:p>Female</text:p>
                  </text:list-item>
                  <text:list-item>
                    <text:p>Product Management</text:p>
                  </text:list-item>
                </text:list>
              </table:table-cell>
              <table:table-cell office:value-type="float" office:value="66865.49">
                <text:p>66865.4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3421 Alic Bagg Male Legal</text:p>
                <text:list>
                  <text:list-item>
                    <text:p>VT03421</text:p>
                  </text:list-item>
                  <text:list-item>
                    <text:p>Alic Bagg</text:p>
                  </text:list-item>
                  <text:list-item>
                    <text:p>Male</text:p>
                  </text:list-item>
                  <text:list-item>
                    <text:p>Legal</text:p>
                  </text:list-item>
                </text:list>
              </table:table-cell>
              <table:table-cell office:value-type="float" office:value="113747.56">
                <text:p>113747.5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1346 Adolph McNalley Male Business Development</text:p>
                <text:list>
                  <text:list-item>
                    <text:p>PR01346</text:p>
                  </text:list-item>
                  <text:list-item>
                    <text:p>Adolph McNalley</text:p>
                  </text:list-item>
                  <text:list-item>
                    <text:p>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85918.61">
                <text:p>85918.6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118 Northrop Reid Female NULL</text:p>
                <text:list>
                  <text:list-item>
                    <text:p>VT02118</text:p>
                  </text:list-item>
                  <text:list-item>
                    <text:p>Northrop Reid</text:p>
                  </text:list-item>
                  <text:list-item>
                    <text:p>Female</text:p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51165.37">
                <text:p>51165.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0210 Marquita Liquorish Female Legal</text:p>
                <text:list>
                  <text:list-item>
                    <text:p>PR00210</text:p>
                  </text:list-item>
                  <text:list-item>
                    <text:p>Marquita Liquorish</text:p>
                  </text:list-item>
                  <text:list-item>
                    <text:p>Female</text:p>
                  </text:list-item>
                  <text:list-item>
                    <text:p>Lega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4011">
                <text:p>440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2496 Anjanette Ferre Human Resources</text:p>
                <text:list>
                  <text:list-item>
                    <text:p>TN02496</text:p>
                  </text:list-item>
                  <text:list-item>
                    <text:p>Anjanette Ferre</text:p>
                  </text:list-item>
                  <text:list-item>
                    <text:p/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67957.9">
                <text:p>67957.9</text:p>
              </table:table-cell>
              <table:table-cell office:value-type="float" office:value="43430">
                <text:p>434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491 Alexis Gotfrey Male Engineering</text:p>
                <text:list>
                  <text:list-item>
                    <text:p>VT02491</text:p>
                  </text:list-item>
                  <text:list-item>
                    <text:p>Alexis Gotfrey</text:p>
                  </text:list-item>
                  <text:list-item>
                    <text:p>Male</text:p>
                  </text:list-item>
                  <text:list-item>
                    <text:p>Engineering</text:p>
                  </text:list-item>
                </text:list>
              </table:table-cell>
              <table:table-cell office:value-type="float" office:value="114465.93">
                <text:p>114465.93</text:p>
              </table:table-cell>
              <table:table-cell office:value-type="float" office:value="43291">
                <text:p>432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3980  Kath Bletsoe Male Marketing</text:p>
                <text:list>
                  <text:list-item>
                    <text:p>PR03980</text:p>
                  </text:list-item>
                  <text:list-item>
                    <text:p> Kath Bletsoe</text:p>
                  </text:list-item>
                  <text:list-item>
                    <text:p>Male</text:p>
                  </text:list-item>
                  <text:list-item>
                    <text:p>Marketing</text:p>
                  </text:list-item>
                </text:list>
              </table:table-cell>
              <table:table-cell office:value-type="float" office:value="65699.02">
                <text:p>65699.0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3307 Tallie Chaikovski Male Sales</text:p>
                <text:list>
                  <text:list-item>
                    <text:p>VT03307</text:p>
                  </text:list-item>
                  <text:list-item>
                    <text:p>Tallie Chaikovski</text:p>
                  </text:list-item>
                  <text:list-item>
                    <text:p>Male</text:p>
                  </text:list-item>
                  <text:list-item>
                    <text:p>Sales</text:p>
                  </text:list-item>
                </text:list>
              </table:table-cell>
              <table:table-cell office:value-type="float" office:value="83191.95">
                <text:p>83191.95</text:p>
              </table:table-cell>
              <table:table-cell office:value-type="float" office:value="43700">
                <text:p>43700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4058 Bari Toffano Male Product Management</text:p>
                <text:list>
                  <text:list-item>
                    <text:p>TN04058</text:p>
                  </text:list-item>
                  <text:list-item>
                    <text:p>Bari Toffano</text:p>
                  </text:list-item>
                  <text:list-item>
                    <text:p>Male</text:p>
                  </text:list-item>
                  <text:list-item>
                    <text:p>Product Management</text:p>
                  </text:list-item>
                </text:list>
              </table:table-cell>
              <table:table-cell office:value-type="float" office:value="106775.14">
                <text:p>106775.14</text:p>
              </table:table-cell>
              <table:table-cell office:value-type="float" office:value="43563">
                <text:p>435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3993 Dulce Colbeck Male Human Resources</text:p>
                <text:list>
                  <text:list-item>
                    <text:p>VT03993</text:p>
                  </text:list-item>
                  <text:list-item>
                    <text:p>Dulce Colbeck</text:p>
                  </text:list-item>
                  <text:list-item>
                    <text:p>Male</text:p>
                  </text:list-item>
                  <text:list-item>
                    <text:p>Human Resources</text:p>
                  </text:list-item>
                </text:list>
              </table:table-cell>
              <table:table-cell office:value-type="float" office:value="83396.5">
                <text:p>83396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2663 Ignacius Losel Male Legal</text:p>
                <text:list>
                  <text:list-item>
                    <text:p>VT02663</text:p>
                  </text:list-item>
                  <text:list-item>
                    <text:p>Ignacius Losel</text:p>
                  </text:list-item>
                  <text:list-item>
                    <text:p>Male</text:p>
                  </text:list-item>
                  <text:list-item>
                    <text:p>Legal</text:p>
                  </text:list-item>
                </text:list>
              </table:table-cell>
              <table:table-cell office:value-type="float" office:value="28481.16">
                <text:p>28481.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3034 Estell Kingsland Male Sales</text:p>
                <text:list>
                  <text:list-item>
                    <text:p>PR03034</text:p>
                  </text:list-item>
                  <text:list-item>
                    <text:p>Estell Kingsland</text:p>
                  </text:list-item>
                  <text:list-item>
                    <text:p>Male</text:p>
                  </text:list-item>
                  <text:list-item>
                    <text:p>Sales</text:p>
                  </text:list-item>
                </text:list>
              </table:table-cell>
              <table:table-cell office:value-type="float" office:value="32192.15">
                <text:p>32192.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1159 Mollie  Hanway Male NULL</text:p>
                <text:list>
                  <text:list-item>
                    <text:p>PR01159</text:p>
                  </text:list-item>
                  <text:list-item>
                    <text:p>Mollie  Hanway</text:p>
                  </text:list-item>
                  <text:list-item>
                    <text:p>Male</text:p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112645.99">
                <text:p>112645.99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03476 Inger Andriveaux Accounting</text:p>
                <text:list>
                  <text:list-item>
                    <text:p>SQ03476</text:p>
                  </text:list-item>
                  <text:list-item>
                    <text:p>Inger Andriveaux</text:p>
                  </text:list-item>
                  <text:list-item>
                    <text:p/>
                  </text:list-item>
                  <text:list-item>
                    <text:p>Accounting</text:p>
                  </text:list-item>
                </text:list>
              </table:table-cell>
              <table:table-cell office:value-type="float" office:value="107107.6">
                <text:p>107107.6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4380 Van Tuxwell Female Business Development</text:p>
                <text:list>
                  <text:list-item>
                    <text:p>PR04380</text:p>
                  </text:list-item>
                  <text:list-item>
                    <text:p>Van Tuxwell</text:p>
                  </text:list-item>
                  <text:list-item>
                    <text:p>Fe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80695.74">
                <text:p>80695.74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N00182 Camilla Castle Female Product Management</text:p>
                <text:list>
                  <text:list-item>
                    <text:p>TN00182</text:p>
                  </text:list-item>
                  <text:list-item>
                    <text:p>Camilla Castle</text:p>
                  </text:list-item>
                  <text:list-item>
                    <text:p>Female</text:p>
                  </text:list-item>
                  <text:list-item>
                    <text:p>Product Management</text:p>
                  </text:list-item>
                </text:list>
              </table:table-cell>
              <table:table-cell office:value-type="float" office:value="75475.93">
                <text:p>75475.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T01523 Charmane Heistermann Female Business Development</text:p>
                <text:list>
                  <text:list-item>
                    <text:p>VT01523</text:p>
                  </text:list-item>
                  <text:list-item>
                    <text:p>Charmane Heistermann</text:p>
                  </text:list-item>
                  <text:list-item>
                    <text:p>Female</text:p>
                  </text:list-item>
                  <text:list-item>
                    <text:p>Business Development</text:p>
                  </text:list-item>
                </text:list>
              </table:table-cell>
              <table:table-cell office:value-type="float" office:value="86558.58">
                <text:p>86558.5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0916 Inger Chapelhow Female Research and Development</text:p>
                <text:list>
                  <text:list-item>
                    <text:p>PR00916</text:p>
                  </text:list-item>
                  <text:list-item>
                    <text:p>Inger Chapelhow</text:p>
                  </text:list-item>
                  <text:list-item>
                    <text:p>Female</text:p>
                  </text:list-item>
                  <text:list-item>
                    <text:p>Research and Development</text:p>
                  </text:list-item>
                </text:list>
              </table:table-cell>
              <table:table-cell office:value-type="float" office:value="84309.95">
                <text:p>84309.95</text:p>
              </table:table-cell>
              <table:table-cell office:value-type="float" office:value="44501">
                <text:p>445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01211 Enoch Dowrey Male Accounting</text:p>
                <text:list>
                  <text:list-item>
                    <text:p>PR01211</text:p>
                  </text:list-item>
                  <text:list-item>
                    <text:p>Enoch Dowrey</text:p>
                  </text:list-item>
                  <text:list-item>
                    <text:p>Male</text:p>
                  </text:list-item>
                  <text:list-item>
                    <text:p>Accounting</text:p>
                  </text:list-item>
                </text:list>
              </table:table-cell>
              <table:table-cell office:value-type="float" office:value="91645.04">
                <text:p>91645.04</text:p>
              </table:table-cell>
              <table:table-cell office:value-type="float" office:value="44223">
                <text:p>442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